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rect draw:style-name="gr1" draw:text-style-name="P2" draw:layer="layout" svg:width="27.7cm" svg:height="1.6cm" svg:x="1cm" svg:y="1cm">
          <text:p text:style-name="P1"><text:span text:style-name="T1">3D Slicer Extension : Pelvic Floor Model</text:span></text:p>
        </draw:rect>
        <draw:rect draw:style-name="gr1" draw:text-style-name="P3" draw:layer="layout" svg:width="5.3cm" svg:height="1.6cm" svg:x="3.5cm" svg:y="4.6cm">
          <text:p text:style-name="P1"><text:span text:style-name="T2">Lib / ...</text:span></text:p>
        </draw:rect>
        <draw:rect draw:style-name="gr1" draw:text-style-name="P4" draw:layer="layout" svg:width="27.4cm" svg:height="10.9cm" svg:x="1cm" svg:y="19.1cm">
          <text:p text:style-name="P4"><text:span text:style-name="T2">PelvicFloorUtil</text:span></text:p>
          <text:p text:style-name="P4">createMesh (<text:span text:style-name="T3">creates mesh from elementary VTK data</text:span>)</text:p>
          <text:p text:style-name="P4">separate (<text:span text:style-name="T3">separates model mesh by labels</text:span>)</text:p>
          <text:p text:style-name="P4">renumber (<text:span text:style-name="T3">prepare vector for renumbering from 'oldIndices' to 'newIndices'</text:span>)</text:p>
          <text:p text:style-name="P4">getLandmarks (<text:span text:style-name="T3">identify existence of image landmarks from 'landmarksDict' in model landmarks</text:span>)</text:p>
          <text:p text:style-name="P4">read (<text:span text:style-name="T3">reads model from VTK: polydata or unstructured grid</text:span>)</text:p>
          <text:p text:style-name="P4">export (<text:span text:style-name="T3">writes tetrahedral mesh mesh to PC file</text:span>)</text:p>
          <text:p text:style-name="P4">align (<text:span text:style-name="T3">aligns model to 'landmark'</text:span>)</text:p>
          <text:p text:style-name="P4">move (<text:span text:style-name="T3">moves model node by 'vector'</text:span>)</text:p>
          <text:p text:style-name="P4">rotate (<text:span text:style-name="T3">rotates model node in 'landmark' around 'vector' by 'angle'</text:span>)</text:p>
          <text:p text:style-name="P4">scale (<text:span text:style-name="T3">scales model node by 'vector'</text:span>)</text:p>
          <text:p text:style-name="P4">update (<text:span text:style-name="T3">deletes 'current' and show 'new' model node based on updated mesh</text:span>)</text:p>
          <text:p text:style-name="P4">deleteModels (<text:span text:style-name="T3">deletes all existing model nodes</text:span>)</text:p>
          <text:p text:style-name="P4">deleteSegmentations (<text:span text:style-name="T3">deletes all existing segmentations</text:span>)</text:p>
          <text:p text:style-name="P4">deleteMarkups (<text:span text:style-name="T3">deletes all existing markups nodes</text:span>)</text:p>
        </draw:rect>
        <draw:rect draw:style-name="gr1" draw:text-style-name="P4" draw:layer="layout" svg:width="20.3cm" svg:height="12.5cm" svg:x="1cm" svg:y="6.4cm">
          <text:p text:style-name="P4"><text:span text:style-name="T2">ModelTools</text:span></text:p>
          <text:p text:style-name="P4">openButton (<text:span text:style-name="T3">opens VTK file</text:span>)</text:p>
          <text:p text:style-name="P4">templateButton (<text:span text:style-name="T3">opens template model</text:span>)</text:p>
          <text:p text:style-name="P4">imagesButton (<text:span text:style-name="T3">reads MRI set</text:span>)</text:p>
          <text:p text:style-name="P4">exportButton (<text:span text:style-name="T3">export current model to VTK</text:span>)</text:p>
          <text:p text:style-name="P4">rotateButton (<text:span text:style-name="T3">rotate model around LPS</text:span>)</text:p>
          <text:p text:style-name="P4">landmarksButton (<text:span text:style-name="T3">read landmarks from a file: CSV, JSON, FCSV, TXT</text:span>)</text:p>
          <text:p text:style-name="P4">alignButton (<text:span text:style-name="T3">aligns current model to PSI</text:span>)</text:p>
          <text:p text:style-name="P4">segmentationButton (<text:span text:style-name="T3">creates segmentation of active model</text:span>)</text:p>
          <text:p text:style-name="P4">scaleButton (<text:span text:style-name="T3">scales model to target APD and TD</text:span>)</text:p>
          <text:p text:style-name="P4">morphButton (<text:span text:style-name="T3">morphs model based on landmarks</text:span>)</text:p>
          <text:p text:style-name="P4">labelsButtonscaleButton (<text:span text:style-name="T3">labels current model</text:span>)</text:p>
          <text:p text:style-name="P4">canalButton (<text:span text:style-name="T3">creates birth canal</text:span>)</text:p>
          <text:p text:style-name="P4">deleteButton (<text:span text:style-name="T3">deletes all</text:span>)</text:p>
          <text:p text:style-name="P4">deleteMarkupsButton (<text:span text:style-name="T3">deletes landmarks</text:span>)</text:p>
          <text:p text:style-name="P4">deleteSegmentationsButton (<text:span text:style-name="T3">deletes segmentations</text:span>)</text:p>
          <text:p text:style-name="P4">deleteModelsButton (<text:span text:style-name="T3">deletes model</text:span>)</text:p>
        </draw:rect>
        <draw:rect draw:style-name="gr1" draw:text-style-name="P4" draw:layer="layout" svg:width="23.6cm" svg:height="3.128cm" svg:x="1cm" svg:y="30.2cm">
          <text:p text:style-name="P4"><text:span text:style-name="T2">MeshMorphing</text:span></text:p>
          <text:p text:style-name="P4">morphButton (<text:span text:style-name="T3">calls morphing</text:span>)</text:p>
          <text:p text:style-name="P4">landmarkPairs (<text:span text:style-name="T3">returns corresponding landmarks on template model and MRI data</text:span>)</text:p>
          <text:p text:style-name="P4">RBF (<text:span text:style-name="T3">returns radial basis function value</text:span>)</text:p>
        </draw:rect>
        <draw:rect draw:style-name="gr1" draw:text-style-name="P4" draw:layer="layout" svg:width="12.9cm" svg:height="3.092cm" svg:x="9.4cm" svg:y="3.1cm">
          <text:p text:style-name="P4"><text:span text:style-name="T2">UserScripts</text:span></text:p>
          <text:p text:style-name="P4">userScript1Button (<text:span text:style-name="T3">calls user-defined script</text:span>)</text:p>
          <text:p text:style-name="P4">userScript2Button (<text:span text:style-name="T3">calls user-defined script</text:span>)</text:p>
          <text:p text:style-name="P4">userScript3Button (<text:span text:style-name="T3">calls user-defined script</text:span>)</text:p>
        </draw:rect>
        <draw:rect draw:style-name="gr1" draw:text-style-name="P4" draw:layer="layout" svg:width="25.6cm" svg:height="8.171cm" svg:x="1cm" svg:y="33.5cm">
          <text:p text:style-name="P4"><text:span text:style-name="T2">GlobalUtils</text:span></text:p>
          <text:p text:style-name="P4">linePrint (<text:span text:style-name="T3">print 'text' without EOL and continues</text:span>)</text:p>
          <text:p text:style-name="P4">timePrint (<text:span text:style-name="T3">print 'text' at 'initialTime'</text:span>)</text:p>
          <text:p text:style-name="P4">randomColor (<text:span text:style-name="T3">return random color</text:span>)</text:p>
          <text:p text:style-name="P4">pelvicFloorVersion = <text:span text:style-name="T3">'development'</text:span></text:p>
          <text:p text:style-name="P4">localDirectory = <text:span text:style-name="T3">'/../Work/HBM/Models/PFD/Morphing/slicer/pelvic_floor/TemplateModel/'</text:span></text:p>
          <text:p text:style-name="P4">fileName = <text:span text:style-name="T3">'bony_pelvis_template_single'</text:span></text:p>
          <text:p text:style-name="P4">Extension = <text:span text:style-name="T3">'.vtk'</text:span></text:p>
          <text:p text:style-name="P4">QmessageTitle = <text:span text:style-name="T3">'Pelvic Floor Model'</text:span></text:p>
          <text:p text:style-name="P4">opacity = 0.5</text:p>
          <text:p text:style-name="P4">Epsilon = 1e-3</text:p>
        </draw:rect>
        <draw:rect draw:style-name="gr1" draw:text-style-name="P3" draw:layer="layout" svg:width="5.3cm" svg:height="1.6cm" svg:x="1cm" svg:y="2.8cm">
          <text:p text:style-name="P1"><text:span text:style-name="T2">PelvicFloor.py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děk Hynčík</meta:initial-creator>
    <meta:creation-date>2024-10-11T10:41:39.38</meta:creation-date>
    <dc:date>2024-10-21T10:14:41.48</dc:date>
    <dc:creator>Luděk Hynčík</dc:creator>
    <meta:editing-duration>PT3H37M19S</meta:editing-duration>
    <meta:editing-cycles>8</meta:editing-cycles>
    <meta:generator>OpenOffice/4.1.15$Win32 OpenOffice.org_project/4115m2$Build-9813</meta:generator>
    <meta:document-statistic meta:object-count="8"/>
  </office:meta>
</office:document-meta>
</file>